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Preformatted_20_Text">
      <style:text-properties officeooo:rsid="0007bf54" officeooo:paragraph-rsid="0007bf54"/>
    </style:style>
    <style:style style:name="P2" style:family="paragraph" style:parent-style-name="Preformatted_20_Text">
      <style:text-properties officeooo:rsid="0007c18e" officeooo:paragraph-rsid="0007c18e"/>
    </style:style>
    <style:style style:name="P3" style:family="paragraph" style:parent-style-name="Preformatted_20_Text">
      <style:text-properties officeooo:paragraph-rsid="0007c18e"/>
    </style:style>
    <style:style style:name="P4" style:family="paragraph" style:parent-style-name="Preformatted_20_Text">
      <style:paragraph-properties fo:margin-top="0in" fo:margin-bottom="0.1965in" style:contextual-spacing="false"/>
      <style:text-properties officeooo:paragraph-rsid="0007c18e"/>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paragraph-properties fo:margin-top="0in" fo:margin-bottom="0.1965in" style:contextual-spacing="false"/>
      <style:text-properties officeooo:paragraph-rsid="0008c873"/>
    </style:style>
    <style:style style:name="P7" style:family="paragraph" style:parent-style-name="Preformatted_20_Text">
      <style:paragraph-properties fo:margin-top="0in" fo:margin-bottom="0.1965in" style:contextual-spacing="false"/>
      <style:text-properties officeooo:paragraph-rsid="0008c873"/>
    </style:style>
    <style:style style:name="P8" style:family="paragraph" style:parent-style-name="Preformatted_20_Text">
      <style:paragraph-properties fo:margin-top="0in" fo:margin-bottom="0.1965in" style:contextual-spacing="false"/>
      <style:text-properties officeooo:paragraph-rsid="000b13a6"/>
    </style:style>
    <style:style style:name="P9" style:family="paragraph" style:parent-style-name="Preformatted_20_Text">
      <style:paragraph-properties fo:margin-top="0in" fo:margin-bottom="0.1965in" style:contextual-spacing="false"/>
      <style:text-properties officeooo:paragraph-rsid="000ec5e1"/>
    </style:style>
    <style:style style:name="T1" style:family="text">
      <style:text-properties officeooo:rsid="0007c18e"/>
    </style:style>
    <style:style style:name="T2" style:family="text">
      <style:text-properties fo:font-variant="normal" fo:text-transform="none" fo:color="#b4afb6" loext:opacity="100%" fo:letter-spacing="normal"/>
    </style:style>
    <style:style style:name="T3" style:family="text">
      <style:text-properties officeooo:rsid="0008858f"/>
    </style:style>
    <style:style style:name="T4" style:family="text">
      <style:text-properties officeooo:rsid="0008c873"/>
    </style:style>
    <style:style style:name="T5" style:family="text">
      <style:text-properties officeooo:rsid="000b13a6"/>
    </style:style>
    <style:style style:name="T6" style:family="text">
      <style:text-properties officeooo:rsid="000c9143"/>
    </style:style>
    <style:style style:name="T7" style:family="text">
      <style:text-properties officeooo:rsid="000dcfc3"/>
    </style:style>
    <style:style style:name="T8" style:family="text">
      <style:text-properties officeooo:rsid="000ec5e1"/>
    </style:style>
    <style:style style:name="T9" style:family="text">
      <style:text-properties officeooo:rsid="000f037b"/>
    </style:style>
    <style:style style:name="T10" style:family="text">
      <style:text-properties officeooo:rsid="000f88f6"/>
    </style:style>
    <style:style style:name="T11" style:family="text">
      <style:text-properties officeooo:rsid="001022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programation concurrente (inverse de programmation sequentielle) permet d'effectuer plusieurs tache simultanement</text:p>
      <text:p text:style-name="Preformatted_20_Text"/>
      <text:p text:style-name="Preformatted_20_Text">un thread est une suite logique d'instruction a l'interieur d'un processus </text:p>
      <text:p text:style-name="Preformatted_20_Text"/>
      <text:p text:style-name="Preformatted_20_Text">Chaque thread d’un processus possède son propre contexte : son identifiant unique, sa pile d’exécution ou stack, son pointeur d’instruction, son registre de processeur. Mais comme tous les threads font partie du même processus, ils partagent le même espace d’adressage virtuel : le même code, la même heap, les mêmes bibliothèques partagées et les mêmes descripteurs de fichiers ouverts.</text:p>
      <text:p text:style-name="Preformatted_20_Text"/>
      <text:p text:style-name="Preformatted_20_Text">un thread est plus petit qu'un processus en therme de ressource il est donc plus rqpide pour le systeme de creer un thread. passer d'un thread a l'autre est aussi plus rapide </text:p>
      <text:p text:style-name="Preformatted_20_Text"/>
      <text:p text:style-name="Preformatted_20_Text">Les threads n’ont pas non plus la stricte hiérarchie père-fils des processus. Ils forment plutôt un ensemble de pairs qui ne dépend pas de quel thread a créé quel autre thread. Le thread “principal” a pour seule distinction d’avoir été le premier à exister au démarrage du processus. Cela veut dire que n’importe quel thread peut tuer ou attendre la fin de n’importe quel autre thread dans le même processus.</text:p>
      <text:p text:style-name="Preformatted_20_Text"/>
      <text:p text:style-name="Preformatted_20_Text">chaque thread peut lire et écrire sur la même mémoire virtuelle, ce qui rend la communication entre threads bien plus aisée que la communication entre processus</text:p>
      <text:p text:style-name="Preformatted_20_Text"/>
      <text:p text:style-name="Preformatted_20_Text">creer thread int pthread_create(pthread_t *restrict thread,</text:p>
      <text:p text:style-name="Preformatted_20_Text"><text:s text:c="26"/><text:tab/>const pthread_attr_t *restrict attr,</text:p>
      <text:p text:style-name="Preformatted_20_Text"><text:s text:c="26"/><text:tab/>void *(*start_routine)(void *),</text:p>
      <text:p text:style-name="Preformatted_20_Text"><text:s text:c="26"/><text:tab/>void *restrict arg);</text:p>
      <text:p text:style-name="Preformatted_20_Text">- thread, un pointeur vers une variable de type pthread_t pour stocker l'identifiant qu'on va creer</text:p>
      <text:p text:style-name="Preformatted_20_Text">- attr, change les attributs par defaut, nous on met NULL</text:p>
      <text:p text:style-name="Preformatted_20_Text">- start_routine, la fonction par laquelle le thred commence son execution,</text:p>
      <text:p text:style-name="Preformatted_20_Text">elle a pour prototype: void *nom_de_fonction_au_choix(void *arg); qund il arrive a la fin de cette fonction il a terminer toutes ces tache</text:p>
      <text:p text:style-name="Preformatted_20_Text">- arg, un pointeur vers un argument a transmettre a la fonction start_routine, si on veut lui donner plusieurs argument on est obliger de passer par une structure </text:p>
      <text:p text:style-name="Preformatted_20_Text"/>
      <text:p text:style-name="Preformatted_20_Text">qund la fonction pthread_create se termine, la variable thread qu'on lui a fournit contiendra l'identifiant du thread creer. la fonction elle meme renvoie 0 si la creation c'est bien passer ou un code d'erreur</text:p>
      <text:p text:style-name="Preformatted_20_Text"/>
      <text:p text:style-name="Preformatted_20_Text">Pour bloquer l’exécution d’un thread en attendant qu’un autre thread se termine, on peut utiliser la fonction pthread_join : int pthread_join(pthread_t thread, void **retval);</text:p>
      <text:p text:style-name="Preformatted_20_Text">- thread, l'identifiant du thread qu'on attend, il doit etre joignable (non detacher)</text:p>
      <text:p text:style-name="Preformatted_20_Text">- retval, un poiteur vers une variable qui peut contenir la valeur de retour de la fonction star_routine (NULL si on a pas besoin de cette valeur)</text:p>
      <text:p text:style-name="Preformatted_20_Text">- la fonction renvoie 0 en cas de succes ou code d'erreur </text:p>
      <text:p text:style-name="Preformatted_20_Text"/>
      <text:p text:style-name="Preformatted_20_Text">On remarquera qu’on ne peut qu’attendre la fin d’un thread spécifique. Il n’y a aucun moyen d’attendre le premier thread qui se termine sans s’occuper de son identifiant, comme le fait la fonction wait avec les processus fils.</text:p>
      <text:p text:style-name="Preformatted_20_Text"/>
      <text:p text:style-name="Preformatted_20_Text">on peut detacher le thread pour dire qu'on peut recuper ses ressources des qu'il fini Pour cela, on utilise la fonction pthread_detach (généralement juste après la création du thread) :</text:p>
      <text:p text:style-name="Preformatted_20_Text">int pthread_detach(pthread_t thread);</text:p>
      <text:p text:style-name="Preformatted_20_Text">on renseigne l’identifiant du thread.retour 0 si le détachement s’est bien passé, ou un code erreur. Après l’avoir détaché, les autres threads n’auront ni la possibilité de tuer ce thread ni celle d’attendre de le récupérer avec pthread_join.</text:p>
      <text:p text:style-name="P1"><text:soft-page-break/>tout les thread partage la meme memoire de leur processus, chaque thread possede sa stack mais ils peuvent facilement acceder a celle des autre avec un simple pointeur. la heap et les descipteur de fichier sont partager entre les thread </text:p>
      <text:p text:style-name="P1"/>
      <text:p text:style-name="P1">data race: quand eux thread tente d'acceder a la meme variable en meme temps</text:p>
      <text:p text:style-name="P1"/>
      <text:p text:style-name="P1">mutex: empeche un thread de lire une valeur quand un autre thread la modifie<text:line-break/><text:span text:style-name="T1">un mutex vient verrouiller ou deverouiller une variable </text:span></text:p>
      <text:p text:style-name="P3"><text:span text:style-name="T1">- on le declare comme ca: </text:span>pthread_mutex_t<text:span text:style-name="T2"> </text:span>mutex;</text:p>
      <text:p text:style-name="P3"><text:span text:style-name="T1">- on l'initialise comme ca: </text:span><text:span text:style-name="Source_20_Text">int pthread_mutex_init(pthread_mutex_t *mutex,</text:span></text:p>
      <text:p text:style-name="P4"><text:span text:style-name="Source_20_Text"><text:s text:c="24"/></text:span><text:span text:style-name="Source_20_Text"><text:span text:style-name="T1"><text:tab/><text:tab/><text:tab/></text:span></text:span><text:span text:style-name="Source_20_Text">const pthread_mutexattr_t *mutexattr);<text:line-break/></text:span><text:span text:style-name="Source_20_Text"><text:span text:style-name="T1">- mutex, pointeur vers une variable de type pthread_mutex_t<text:line-break/>- mutexattr, un pointeur vers des atribut specifique, NULL dans notre cas<text:line-break/>- verrouillage: </text:span></text:span><text:span text:style-name="Source_20_Text">int</text:span><text:span text:style-name="Source_20_Text"><text:span text:style-name="T2"> </text:span></text:span><text:span text:style-name="Source_20_Text">pthread_mutex_lock(pthread_mutex_t</text:span><text:span text:style-name="Source_20_Text"><text:span text:style-name="T2"> </text:span></text:span><text:span text:style-name="Source_20_Text">*mutex));</text:span><text:span text:style-name="Source_20_Text"><text:span text:style-name="T2"> </text:span></text:span><text:span text:style-name="Source_20_Text"><text:line-break/></text:span><text:span text:style-name="Source_20_Text"><text:span text:style-name="T1">- déverrouillage: </text:span></text:span><text:span text:style-name="Source_20_Text">int</text:span><text:span text:style-name="Source_20_Text"><text:span text:style-name="T2"> </text:span></text:span><text:span text:style-name="Source_20_Text">pthread_mutex_unlock(pthread_mutex_t</text:span><text:span text:style-name="Source_20_Text"><text:span text:style-name="T2"> </text:span></text:span><text:span text:style-name="Source_20_Text">*mutex);<text:line-break/></text:span><text:span text:style-name="Source_20_Text"><text:span text:style-name="T1">- si le mutex est deverouiller, pthread_mutex_lock le verouille et le thread appelant devient proprietaire. si le mutex est verouiller par un autre thread <text:s/>pthread_mutex_lock suspend le thread appelant jusqu'a ce qu'il soit deverouiller<text:line-break/>- pthread_mutex_unlock deverouille mais ne verifie pas si le mutex est bien verouiller n si le thread appelant est bien le proprietaire, il faut donc faire attention<text:line-break/>- les deux fonction renvoi 0 en cas de succes ou un code d'erreur <text:line-break/></text:span></text:span><text:span text:style-name="Source_20_Text"><text:span text:style-name="T3">- plus besoin mutex,detruire : </text:span></text:span><text:span text:style-name="Source_20_Text">int</text:span><text:span text:style-name="Source_20_Text"><text:span text:style-name="T3"> </text:span></text:span><text:span text:style-name="Source_20_Text">pthread_mutex_destroy(pthread_mutex_t</text:span><text:span text:style-name="Source_20_Text"><text:span text:style-name="T2"> </text:span></text:span><text:span text:style-name="Source_20_Text">*mutex)<text:line-break/></text:span><text:span text:style-name="Source_20_Text"><text:span text:style-name="T3">seulemt si il est deverouiller </text:span></text:span></text:p>
      <text:p text:style-name="P6"><text:span text:style-name="Source_20_Text"><text:span text:style-name="T4">deadlock, c'est quand deux thread attente une ressource detenue par l'autre (solutiion possible a verifier, mettre un delay pour qu'un thread finisse avamt l'autre et eviter les probleme)</text:span></text:span></text:p>
      <text:p text:style-name="P6"><text:span text:style-name="Source_20_Text"><text:span text:style-name="T4">valgrind --tool=helgrind et valgrind --tool=drd</text:span></text:span></text:p>
      <text:p text:style-name="P8"><text:span text:style-name="Source_20_Text"><text:span text:style-name="T5">usleep est utiliser pour mettre le programme en pause pendant x microseconde<text:line-break/>int usleep (useconds_t microseconds); (1 seconde = 1 000 microsecondes)<text:line-break/>retourn 0 succes, -1 erreur</text:span></text:span></text:p>
      <text:p text:style-name="P8"><text:span text:style-name="Source_20_Text"><text:span text:style-name="T5">gettimeofday permet d'obtenir l'heure actuel en seconde et microseconde <text:line-break/>#include &lt;sys/time.h&gt;<text:line-break/>int gettimeofday (struct timeval *tv, struct timezone *tz);<text:line-break/>tv un pointer vers unne structure timeval qui stock l'heure actuel<text:line-break/>tz toujours NULL (obselete)<text:line-break/></text:span></text:span><text:span text:style-name="Source_20_Text">int main(void) <text:line-break/>{ <text:line-break/></text:span><text:span text:style-name="Source_20_Text"><text:span text:style-name="T5"><text:tab/></text:span></text:span><text:span text:style-name="Source_20_Text">struct timeval tv; <text:line-break/></text:span><text:span text:style-name="Source_20_Text"><text:span text:style-name="T5"><text:tab/></text:span></text:span><text:span text:style-name="Source_20_Text">gettimeofday(&amp;tv, NULL); <text:line-break/></text:span><text:span text:style-name="Source_20_Text"><text:span text:style-name="T5"><text:tab/></text:span></text:span><text:span text:style-name="Source_20_Text">printf("Secondes : %ld\n", tv.tv_sec); <text:line-break/></text:span><text:span text:style-name="Source_20_Text"><text:span text:style-name="T5"><text:tab/></text:span></text:span><text:span text:style-name="Source_20_Text">printf("Microsecondes : %ld\n", tv.tv_usec); <text:line-break/></text:span><text:span text:style-name="Source_20_Text"><text:span text:style-name="T5"><text:tab/></text:span></text:span><text:span text:style-name="Source_20_Text">return 0; <text:line-break/>}</text:span></text:p>
      <text:p text:style-name="P9"><text:span text:style-name="Source_20_Text"><text:span text:style-name="T6">philo pas a 0<text:line-break/>arg pas vide</text:span></text:span><text:span text:style-name="Source_20_Text"><text:span text:style-name="T10">//////////////////</text:span></text:span><text:span text:style-name="Source_20_Text"><text:span text:style-name="T6"><text:line-break/>eat pas 0<text:line-break/>int max</text:span></text:span><text:span text:style-name="Source_20_Text"><text:span text:style-name="T11">////////////</text:span></text:span><text:span text:style-name="Source_20_Text"><text:span text:style-name="T6"><text:line-break/>philo max 200<text:line-break/></text:span></text:span><text:span text:style-name="Source_20_Text"><text:span text:style-name="T8">que des int </text:span></text:span><text:span text:style-name="Source_20_Text"><text:span text:style-name="T11">////////////</text:span></text:span><text:span text:style-name="Source_20_Text"><text:span text:style-name="T8"><text:line-break/></text:span></text:span><text:span text:style-name="Source_20_Text"><text:span text:style-name="T9">5</text:span></text:span><text:span text:style-name="Source_20_Text"><text:span text:style-name="T8"> ou </text:span></text:span><text:span text:style-name="Source_20_Text"><text:span text:style-name="T9">6</text:span></text:span><text:span text:style-name="Source_20_Text"><text:span text:style-name="T8"> arg</text:span></text:span><text:span text:style-name="Source_20_Text"><text:span text:style-name="T9">\\\\\\\\\\\\\\\\\\\\\\\</text:span></text:span><text:span text:style-name="Source_20_Text"><text:span text:style-name="T5"><text:line-break/></text:span></text:span><text:span text:style-name="Source_20_Text"><text:span text:style-name="T7"> ./philo |nb de philo|tps to die|tps to eat|tps to sleep|(nb repas)</text:span></text:span></text:p>
      <text:p text:style-name="P5"><text:span text:style-name="Source_20_Text"/></text:p>
      <text:p text:style-name="P2"/>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7T20:01:31.253188719</dc:date>
    <meta:editing-duration>PT2H16M12S</meta:editing-duration>
    <meta:editing-cycles>2</meta:editing-cycles>
    <meta:generator>LibreOffice/7.3.7.2$Linux_X86_64 LibreOffice_project/30$Build-2</meta:generator>
    <meta:document-statistic meta:table-count="0" meta:image-count="0" meta:object-count="0" meta:page-count="2" meta:paragraph-count="35" meta:word-count="895" meta:character-count="5966" meta:non-whitespace-character-count="4976"/>
  </office:meta>
</office:document-meta>
</file>